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ordVisi MSFontService" svg:font-family="'WordVisi MSFontService', 'Times New Roman', 'Times New Roman_EmbeddedFont', 'Times New Roman_MSFontService', serif"/>
  </office:font-face-decls>
  <office:automatic-styles>
    <style:style style:name="P1" style:family="paragraph" style:parent-style-name="Standard">
      <style:text-properties style:font-name="Arial1" officeooo:rsid="000e39cb" officeooo:paragraph-rsid="000e39cb"/>
    </style:style>
    <style:style style:name="P2" style:family="paragraph" style:parent-style-name="Standard">
      <style:text-properties style:font-name="Arial1" officeooo:paragraph-rsid="000e39cb"/>
    </style:style>
    <style:style style:name="T1" style:family="text">
      <style:text-properties officeooo:rsid="000e39cb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WordVisi MSFontService" fo:font-size="12pt" fo:letter-spacing="normal" fo:language="pt" fo:country="PT" fo:font-style="normal" style:text-underline-style="none" fo:font-weight="normal" officeooo:rsid="000e39cb" style:text-blinking="false" loext:padding="0cm" loext:border="none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2pt" fo:letter-spacing="normal" fo:language="pt" fo:country="PT" fo:font-style="normal" style:text-underline-style="none" fo:font-weight="normal" officeooo:rsid="000e39cb" style:text-blinking="false" loext:padding="0cm" loext:border="none"/>
    </style:style>
    <style:style style:name="T4" style:family="text">
      <style:text-properties officeooo:rsid="001026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a) 1001000</text:p>
      <text:p text:style-name="P1">1 b) 1111111</text:p>
      <text:p text:style-name="P1">1 c) 100011</text:p>
      <text:p text:style-name="P1">1 d) 10111</text:p>
      <text:p text:style-name="P1">1 e) 10100101</text:p>
      <text:p text:style-name="P1">1 f) 101000</text:p>
      <text:p text:style-name="P1">1 g) 10110</text:p>
      <text:p text:style-name="P1">1 h) 1110</text:p>
      <text:p text:style-name="P1"/>
      <text:p text:style-name="P1">2 a) 33</text:p>
      <text:p text:style-name="P1">2 b) 27</text:p>
      <text:p text:style-name="P1">2 c) 100</text:p>
      <text:p text:style-name="P1">2 d) 128</text:p>
      <text:p text:style-name="P1">2 e) 203</text:p>
      <text:p text:style-name="P1">2 f) 177</text:p>
      <text:p text:style-name="P2"><text:span text:style-name="T1">2 g) </text:span><text:span text:style-name="T3">177</text:span></text:p>
      <text:p text:style-name="P1">2 h) 304</text:p>
      <text:p text:style-name="P1"/>
      <text:p text:style-name="P1">3 a) 1067</text:p>
      <text:p text:style-name="P1">3 b) 1727</text:p>
      <text:p text:style-name="P1">3 c) 1774</text:p>
      <text:p text:style-name="P1">3 d) <text:span text:style-name="T4">101</text:span></text:p>
      <text:p text:style-name="P1">3 e) 1250</text:p>
      <text:p text:style-name="P1">3 f) 151</text:p>
      <text:p text:style-name="P1">3 g) 446</text:p>
      <text:p text:style-name="P1">3 h) 1247</text:p>
      <text:p text:style-name="P1"/>
      <text:p text:style-name="P1">4 a) 237</text:p>
      <text:p text:style-name="P1">4 b) 3D7</text:p>
      <text:p text:style-name="P1">4 c) 3FC</text:p>
      <text:p text:style-name="P1">4 d) 41</text:p>
      <text:p text:style-name="P1">4 e) 2A8</text:p>
      <text:p text:style-name="P1">4 f) 69</text:p>
      <text:p text:style-name="P1">4 g) 126</text:p>
      <text:p text:style-name="P1">4 h) 2A7</text:p>
      <text:p text:style-name="P1"/>
      <text:p text:style-name="P1">5 a) 365</text:p>
      <text:p text:style-name="P1">5 b) 5267</text:p>
      <text:p text:style-name="P1">5 c) 4612</text:p>
      <text:p text:style-name="P1">5 d) 170742</text:p>
      <text:p text:style-name="P1">5 e) 161051</text:p>
      <text:p text:style-name="P1">5 f) 0465</text:p>
      <text:p text:style-name="P1">5 g) 3420</text:p>
      <text:p text:style-name="P1">5 h) 634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 a) 011011110101</text:p>
      <text:p text:style-name="P1">6 b) 111101010</text:p>
      <text:p text:style-name="P1">6 c) 110010101</text:p>
      <text:p text:style-name="P1">6 d) 001011111000011</text:p>
      <text:p text:style-name="P1">6 e) 110111001000101</text:p>
      <text:p text:style-name="P1">6 f) 010000000100</text:p>
      <text:p text:style-name="P1">6 g) 011010001</text:p>
      <text:p text:style-name="P1">6 h) 111110101100</text:p>
      <text:p text:style-name="P1"/>
      <text:p text:style-name="P1">7 a) 165</text:p>
      <text:p text:style-name="P1">7 b) 363</text:p>
      <text:p text:style-name="P1">7 c) 12345670</text:p>
      <text:p text:style-name="P1">7 d) 756</text:p>
      <text:p text:style-name="P1">7 e) 25252</text:p>
      <text:p text:style-name="P1">7 f) 7512</text:p>
      <text:p text:style-name="P1">7 g) 642</text:p>
      <text:p text:style-name="P1">7 h) 2763</text:p>
      <text:p text:style-name="P1"/>
      <text:p text:style-name="P1">8 a) CA5A</text:p>
      <text:p text:style-name="P1">8 b) FACA</text:p>
      <text:p text:style-name="P1">8 c) D01DA</text:p>
      <text:p text:style-name="P1">8 d) ED11</text:p>
      <text:p text:style-name="P1">8 e) 9ABCDE</text:p>
      <text:p text:style-name="P1">8 f) 12345</text:p>
      <text:p text:style-name="P1">8 g) 6789A</text:p>
      <text:p text:style-name="P1">8 h) B0C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ordVisi MSFontService" svg:font-family="'WordVisi MSFontService', 'Times New Roman', 'Times New Roman_EmbeddedFont', 'Times New Roman_MSFontService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3T15:31:48.331000000</meta:creation-date>
    <dc:date>2022-02-13T15:55:56.382000000</dc:date>
    <meta:editing-duration>PT3M37S</meta:editing-duration>
    <meta:editing-cycles>1</meta:editing-cycles>
    <meta:document-statistic meta:table-count="0" meta:image-count="0" meta:object-count="0" meta:page-count="2" meta:paragraph-count="64" meta:word-count="192" meta:character-count="639" meta:non-whitespace-character-count="511"/>
    <meta:generator>LibreOffice/7.3.0.3$Windows_X86_64 LibreOffice_project/0f246aa12d0eee4a0f7adcefbf7c878fc2238db3</meta:generator>
  </office:meta>
</office:document-meta>
</file>